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7.1" table:style-name="ta1">
        <table:shapes>
          <draw:frame draw:z-index="0" draw:style-name="gr1" draw:text-style-name="P1" svg:width="15.985cm" svg:height="9.005cm" svg:x="6.824cm" svg:y="0.053cm">
            <draw:object draw:notify-on-update-of-ranges="'Q7.1'.A1:'Q7.1'.A1 'Q7.1'.A2:'Q7.1'.A8 'Q7.1'.B1:'Q7.1'.B1 'Q7.1'.B2:'Q7.1'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6cm" svg:height="9.004cm" svg:x="6.851cm" svg:y="9.217cm">
            <draw:object draw:notify-on-update-of-ranges="'Q7.1'.A1:'Q7.1'.A1 'Q7.1'.A2:'Q7.1'.A8 'Q7.1'.B1:'Q7.1'.B1 'Q7.1'.B2:'Q7.1'.B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ib_cad</text:p>
          </table:table-cell>
          <table:table-cell office:value-type="string" calcext:value-type="string">
            <text:p>prix_cad</text:p>
          </table:table-cell>
        </table:table-row>
        <table:table-row table:style-name="ro1">
          <table:table-cell office:value-type="string" calcext:value-type="string">
            <text:p>BALLON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POUPÉ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MARTPHONE</text:p>
          </table:table-cell>
          <table:table-cell office:value-type="float" office:value="123.45" calcext:value-type="float">
            <text:p>123,45</text:p>
          </table:table-cell>
        </table:table-row>
        <table:table-row table:style-name="ro1">
          <table:table-cell office:value-type="string" calcext:value-type="string">
            <text:p>PS5</text:p>
          </table:table-cell>
          <table:table-cell office:value-type="float" office:value="666.66" calcext:value-type="float">
            <text:p>666,66</text:p>
          </table:table-cell>
        </table:table-row>
        <table:table-row table:style-name="ro1">
          <table:table-cell office:value-type="string" calcext:value-type="string">
            <text:p>SOULIERS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string" calcext:value-type="string">
            <text:p>ASPIRATEUR</text:p>
          </table:table-cell>
          <table:table-cell office:value-type="float" office:value="69.69" calcext:value-type="float">
            <text:p>69,69</text:p>
          </table:table-cell>
        </table:table-row>
        <table:table-row table:style-name="ro1">
          <table:table-cell office:value-type="string" calcext:value-type="string">
            <text:p>TÉLÉ</text:p>
          </table:table-cell>
          <table:table-cell office:value-type="float" office:value="321.54" calcext:value-type="float">
            <text:p>321,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Unifon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0T10:50:36.345621083</dc:date>
    <meta:editing-duration>PT7M50S</meta:editing-duration>
    <meta:editing-cycles>1</meta:editing-cycles>
    <meta:document-statistic meta:table-count="1" meta:cell-count="16" meta:object-count="2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bar" chart:style-name="ch1">
        <chart:title svg:x="2.433cm" svg:y="0.315cm" chart:style-name="ch2">
          <text:p>Diagramme des prix en fonction des différents types de cadeaux</text:p>
        </chart:title>
        <chart:legend chart:legend-position="end" svg:x="13.935cm" svg:y="4.204cm" style:legend-expansion="high" chart:style-name="ch3"/>
        <chart:plot-area chart:style-name="ch4" table:cell-range-address="'Q7.1'.A1:'Q7.1'.B8" chart:data-source-has-labels="both" svg:x="0.319cm" svg:y="1.778cm" svg:width="13.297cm" svg:height="7.048cm">
          <chart:coordinate-region svg:x="1.126cm" svg:y="1.778cm" svg:width="12.49cm" svg:height="4.597cm"/>
          <chart:axis chart:dimension="x" chart:name="primary-x" chart:style-name="ch5" chartooo:axis-type="auto">
            <chartooo:date-scale/>
            <chart:categories table:cell-range-address="'Q7.1'.A2:'Q7.1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7.1'.B2:'Q7.1'.B8" chart:label-cell-address="'Q7.1'.B1:'Q7.1'.B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x_cad</text:p>
                <draw:g>
                  <svg:desc>'Q7.1'.B1:'Q7.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LON</text:p>
                <draw:g>
                  <svg:desc>'Q7.1'.A2:'Q7.1'.A8</svg:desc>
                </draw:g>
              </table:table-cell>
              <table:table-cell office:value-type="float" office:value="2.13">
                <text:p>2.13</text:p>
                <draw:g>
                  <svg:desc>'Q7.1'.B2:'Q7.1'.B8</svg:desc>
                </draw:g>
              </table:table-cell>
            </table:table-row>
            <table:table-row>
              <table:table-cell office:value-type="string">
                <text:p>POUPÉE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MARTPHONE</text:p>
              </table:table-cell>
              <table:table-cell office:value-type="float" office:value="123.45">
                <text:p>123.45</text:p>
              </table:table-cell>
            </table:table-row>
            <table:table-row>
              <table:table-cell office:value-type="string">
                <text:p>PS5</text:p>
              </table:table-cell>
              <table:table-cell office:value-type="float" office:value="666.66">
                <text:p>666.66</text:p>
              </table:table-cell>
            </table:table-row>
            <table:table-row>
              <table:table-cell office:value-type="string">
                <text:p>SOULIERS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ASPIRATEUR</text:p>
              </table:table-cell>
              <table:table-cell office:value-type="float" office:value="69.69">
                <text:p>69.69</text:p>
              </table:table-cell>
            </table:table-row>
            <table:table-row>
              <table:table-cell office:value-type="string">
                <text:p>TÉLÉ</text:p>
              </table:table-cell>
              <table:table-cell office:value-type="float" office:value="321.54">
                <text:p>321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circle" chart:style-name="ch1">
        <chart:title svg:x="2.42cm" svg:y="0.315cm" chart:style-name="ch2">
          <text:p>Camembert des prix en fonction des différents types de cadeaux</text:p>
        </chart:title>
        <chart:legend chart:legend-position="end" svg:x="12.798cm" svg:y="2.709cm" style:legend-expansion="high" chart:style-name="ch3"/>
        <chart:plot-area chart:style-name="ch4" table:cell-range-address="'Q7.1'.A1:'Q7.1'.B8" chart:data-source-has-labels="both" svg:x="0.319cm" svg:y="1.778cm" svg:width="12.16cm" svg:height="7.047cm">
          <chart:coordinate-region svg:x="2.901cm" svg:y="2.176cm" svg:width="6.649cm" svg:height="6.649cm"/>
          <chart:axis chart:dimension="x" chart:name="primary-x" chart:style-name="ch5" chartooo:axis-type="auto">
            <chartooo:date-scale/>
            <chart:categories table:cell-range-address="'Q7.1'.A2:'Q7.1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7.1'.B2:'Q7.1'.B8" chart:label-cell-address="'Q7.1'.B1:'Q7.1'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x_cad</text:p>
                <draw:g>
                  <svg:desc>'Q7.1'.B1:'Q7.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LON</text:p>
                <draw:g>
                  <svg:desc>'Q7.1'.A2:'Q7.1'.A8</svg:desc>
                </draw:g>
              </table:table-cell>
              <table:table-cell office:value-type="float" office:value="2.13">
                <text:p>2.13</text:p>
                <draw:g>
                  <svg:desc>'Q7.1'.B2:'Q7.1'.B8</svg:desc>
                </draw:g>
              </table:table-cell>
            </table:table-row>
            <table:table-row>
              <table:table-cell office:value-type="string">
                <text:p>POUPÉE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MARTPHONE</text:p>
              </table:table-cell>
              <table:table-cell office:value-type="float" office:value="123.45">
                <text:p>123.45</text:p>
              </table:table-cell>
            </table:table-row>
            <table:table-row>
              <table:table-cell office:value-type="string">
                <text:p>PS5</text:p>
              </table:table-cell>
              <table:table-cell office:value-type="float" office:value="666.66">
                <text:p>666.66</text:p>
              </table:table-cell>
            </table:table-row>
            <table:table-row>
              <table:table-cell office:value-type="string">
                <text:p>SOULIERS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ASPIRATEUR</text:p>
              </table:table-cell>
              <table:table-cell office:value-type="float" office:value="69.69">
                <text:p>69.69</text:p>
              </table:table-cell>
            </table:table-row>
            <table:table-row>
              <table:table-cell office:value-type="string">
                <text:p>TÉLÉ</text:p>
              </table:table-cell>
              <table:table-cell office:value-type="float" office:value="321.54">
                <text:p>321.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